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Display" svg:font-family="'SF Pro Display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SF Pro Display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SF Pro Display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F Pro Display" svg:font-family="'SF Pro Display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9:06:44.132161087</meta:creation-date>
    <dc:date>2023-10-26T09:08:49.156936276</dc:date>
    <meta:editing-duration>PT2M7S</meta:editing-duration>
    <meta:editing-cycles>1</meta:editing-cycles>
    <meta:document-statistic meta:table-count="1" meta:cell-count="22" meta:object-count="0"/>
    <meta:generator>LibreOffice/7.3.7.2$Linux_X86_64 LibreOffice_project/30$Build-2</meta:generator>
  </office:meta>
</office:document-meta>
</file>